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831">
            <text:p>383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5979">
            <text:p>5979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8851">
            <text:p>8851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11632">
            <text:p>11632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6263">
            <text:p>16263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24814">
            <text:p>24814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24498">
            <text:p>24498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30090">
            <text:p>30090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36012">
            <text:p>36012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44986">
            <text:p>44986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49271">
            <text:p>49271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65919">
            <text:p>65919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65344">
            <text:p>65344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73210">
            <text:p>73210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93102">
            <text:p>93102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93578">
            <text:p>93578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06828">
            <text:p>106828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14008">
            <text:p>114008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30740">
            <text:p>130740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60420">
            <text:p>160420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163946">
            <text:p>163946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65209">
            <text:p>165209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177272">
            <text:p>177272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207463">
            <text:p>207463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226000">
            <text:p>226000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220319">
            <text:p>220319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236198">
            <text:p>236198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253294">
            <text:p>253294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292860">
            <text:p>292860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309435">
            <text:p>309435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304375">
            <text:p>304375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325886">
            <text:p>325886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367277">
            <text:p>367277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417637">
            <text:p>417637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402819">
            <text:p>40281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437009">
            <text:p>437009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493053">
            <text:p>493053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495250">
            <text:p>495250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556358">
            <text:p>556358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559921">
            <text:p>559921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598683">
            <text:p>598683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627305">
            <text:p>627305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568424">
            <text:p>568424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618064">
            <text:p>618064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675886">
            <text:p>675886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665140">
            <text:p>665140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706293">
            <text:p>706293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762605">
            <text:p>762605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759206">
            <text:p>759206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777578">
            <text:p>777578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824269">
            <text:p>824269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811262">
            <text:p>811262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842159">
            <text:p>842159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917213">
            <text:p>917213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923255">
            <text:p>923255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939483">
            <text:p>939483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963439">
            <text:p>963439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998787">
            <text:p>998787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041337">
            <text:p>1041337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069566">
            <text:p>1069566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147288">
            <text:p>1147288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167531">
            <text:p>1167531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215731">
            <text:p>1215731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223694">
            <text:p>1223694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294629">
            <text:p>1294629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290271">
            <text:p>1290271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383935">
            <text:p>1383935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361151">
            <text:p>1361151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471597">
            <text:p>1471597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509317">
            <text:p>1509317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477804">
            <text:p>1477804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597838">
            <text:p>1597838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629876">
            <text:p>1629876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664050">
            <text:p>1664050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720542">
            <text:p>1720542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734205">
            <text:p>1734205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824617">
            <text:p>1824617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868871">
            <text:p>1868871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962746">
            <text:p>1962746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2010434">
            <text:p>2010434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2000189">
            <text:p>2000189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2052468">
            <text:p>2052468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2064458">
            <text:p>2064458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2206458">
            <text:p>2206458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2176681">
            <text:p>2176681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2151124">
            <text:p>2151124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2229860">
            <text:p>2229860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2287626">
            <text:p>2287626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2345385">
            <text:p>2345385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2374007">
            <text:p>2374007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2422128">
            <text:p>2422128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2476853">
            <text:p>2476853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2571262">
            <text:p>2571262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2595471">
            <text:p>2595471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2607153">
            <text:p>2607153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2732507">
            <text:p>2732507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2753196">
            <text:p>2753196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2839414">
            <text:p>2839414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885372">
            <text:p>2885372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933085">
            <text:p>2933085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2999781">
            <text:p>2999781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3060480">
            <text:p>3060480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3098673">
            <text:p>3098673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3137984">
            <text:p>3137984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3202625">
            <text:p>3202625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3221759">
            <text:p>3221759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3341819">
            <text:p>3341819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3587491">
            <text:p>3587491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3783150">
            <text:p>3783150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3602372">
            <text:p>3602372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3610174">
            <text:p>3610174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3686304">
            <text:p>3686304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3800447">
            <text:p>3800447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3909176">
            <text:p>3909176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4083714">
            <text:p>4083714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4242909">
            <text:p>4242909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4077665">
            <text:p>4077665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4157587">
            <text:p>4157587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4324919">
            <text:p>4324919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4347990">
            <text:p>4347990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4336607">
            <text:p>4336607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4348112">
            <text:p>4348112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4412971">
            <text:p>4412971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4433275">
            <text:p>4433275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4549171">
            <text:p>4549171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4629049">
            <text:p>4629049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4767782">
            <text:p>4767782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4771322">
            <text:p>4771322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4952423">
            <text:p>4952423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4981357">
            <text:p>4981357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5021362">
            <text:p>5021362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5270330">
            <text:p>5270330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5317185">
            <text:p>5317185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5207481">
            <text:p>5207481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5315187">
            <text:p>5315187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5364232">
            <text:p>5364232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5411064">
            <text:p>5411064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5511322">
            <text:p>5511322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5602879">
            <text:p>5602879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5863358">
            <text:p>5863358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5909057">
            <text:p>5909057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5991696">
            <text:p>5991696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5890570">
            <text:p>5890570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5971635">
            <text:p>5971635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6082083">
            <text:p>6082083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6256401">
            <text:p>6256401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6255898">
            <text:p>6255898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6372803">
            <text:p>6372803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6446537">
            <text:p>6446537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6617009">
            <text:p>6617009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6756369">
            <text:p>6756369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6800263">
            <text:p>6800263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7026262">
            <text:p>7026262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7335252">
            <text:p>7335252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7497712">
            <text:p>7497712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7138428">
            <text:p>7138428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7251209">
            <text:p>7251209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7557618">
            <text:p>7557618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7258297">
            <text:p>7258297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7419821">
            <text:p>7419821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7540186">
            <text:p>7540186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7800705">
            <text:p>7800705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7787768">
            <text:p>7787768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8074361">
            <text:p>8074361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8221617">
            <text:p>8221617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7957188">
            <text:p>7957188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7969697">
            <text:p>7969697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8169637">
            <text:p>8169637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8194001">
            <text:p>8194001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8336329">
            <text:p>8336329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8406850">
            <text:p>8406850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8581899">
            <text:p>8581899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8568722">
            <text:p>8568722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9111346">
            <text:p>9111346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8847020">
            <text:p>8847020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9078345">
            <text:p>9078345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8948626">
            <text:p>8948626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9339049">
            <text:p>9339049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9305200">
            <text:p>9305200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9367890">
            <text:p>9367890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9864215">
            <text:p>9864215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9511156">
            <text:p>9511156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0016664">
            <text:p>10016664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9756643">
            <text:p>9756643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9885510">
            <text:p>9885510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0232877">
            <text:p>10232877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0531072">
            <text:p>10531072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0072335">
            <text:p>10072335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10743658">
            <text:p>10743658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0515043">
            <text:p>10515043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10430225">
            <text:p>10430225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0536178">
            <text:p>10536178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0738849">
            <text:p>10738849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1291306">
            <text:p>11291306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10982683">
            <text:p>10982683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10996314">
            <text:p>10996314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11555276">
            <text:p>11555276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1254236">
            <text:p>11254236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1438038">
            <text:p>11438038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11579942">
            <text:p>11579942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11598853">
            <text:p>11598853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11670552">
            <text:p>11670552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11817605">
            <text:p>11817605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12087884">
            <text:p>12087884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12395757">
            <text:p>12395757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13424909">
            <text:p>13424909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13342679">
            <text:p>13342679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12766265">
            <text:p>12766265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12564234">
            <text:p>12564234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12928870">
            <text:p>12928870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13027221">
            <text:p>13027221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12916263">
            <text:p>12916263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13144341">
            <text:p>13144341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13459208">
            <text:p>13459208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13472536">
            <text:p>13472536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13296312">
            <text:p>13296312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13551097">
            <text:p>13551097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13659383">
            <text:p>13659383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13816343">
            <text:p>13816343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14005939">
            <text:p>14005939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14072720">
            <text:p>14072720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14580065">
            <text:p>14580065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14393920">
            <text:p>14393920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14369121">
            <text:p>14369121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14465357">
            <text:p>14465357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14717797">
            <text:p>14717797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14870515">
            <text:p>14870515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15511857">
            <text:p>15511857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15007062">
            <text:p>15007062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15092182">
            <text:p>15092182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15281720">
            <text:p>15281720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15584878">
            <text:p>15584878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15674307">
            <text:p>15674307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15700660">
            <text:p>15700660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15925324">
            <text:p>15925324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16370434">
            <text:p>16370434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16291818">
            <text:p>16291818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16226626">
            <text:p>16226626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16377232">
            <text:p>16377232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16512739">
            <text:p>16512739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16778620">
            <text:p>16778620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18201123">
            <text:p>18201123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17908846">
            <text:p>17908846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17433809">
            <text:p>17433809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17606883">
            <text:p>17606883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17852878">
            <text:p>17852878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17704659">
            <text:p>17704659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17580232">
            <text:p>17580232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17463993">
            <text:p>17463993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17875015">
            <text:p>17875015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18032248">
            <text:p>18032248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18267009">
            <text:p>18267009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18383967">
            <text:p>18383967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18856898">
            <text:p>18856898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18766426">
            <text:p>18766426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18666573">
            <text:p>18666573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18967141">
            <text:p>18967141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19890156">
            <text:p>19890156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19503955">
            <text:p>19503955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19489867">
            <text:p>19489867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19497566">
            <text:p>19497566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19523743">
            <text:p>19523743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20313509">
            <text:p>20313509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20021625">
            <text:p>20021625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20000719">
            <text:p>20000719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20126086">
            <text:p>20126086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20330658">
            <text:p>20330658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20528841">
            <text:p>20528841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21342600">
            <text:p>21342600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22644567">
            <text:p>22644567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21381239">
            <text:p>21381239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21308863">
            <text:p>21308863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21403182">
            <text:p>21403182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30175372">
            <text:p>30175372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21881265">
            <text:p>21881265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22486400">
            <text:p>22486400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22955913">
            <text:p>22955913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22796460">
            <text:p>22796460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22804342">
            <text:p>22804342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23089903">
            <text:p>23089903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23145280">
            <text:p>23145280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23794781">
            <text:p>23794781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23453817">
            <text:p>23453817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23374016">
            <text:p>23374016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24320119">
            <text:p>24320119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24241769">
            <text:p>24241769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23677584">
            <text:p>23677584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23477503">
            <text:p>23477503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24882615">
            <text:p>24882615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24706389">
            <text:p>24706389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26040596">
            <text:p>26040596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25159662">
            <text:p>25159662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24888233">
            <text:p>24888233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25698895">
            <text:p>25698895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24569599">
            <text:p>24569599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25040264">
            <text:p>25040264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25267207">
            <text:p>25267207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25387106">
            <text:p>25387106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25903813">
            <text:p>25903813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25774146">
            <text:p>25774146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25776963">
            <text:p>25776963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26828255">
            <text:p>26828255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27055622">
            <text:p>27055622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26916064">
            <text:p>26916064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26586948">
            <text:p>26586948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27152285">
            <text:p>27152285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26769467">
            <text:p>26769467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26933140">
            <text:p>26933140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26924524">
            <text:p>26924524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27669528">
            <text:p>27669528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27542522">
            <text:p>27542522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28315613">
            <text:p>28315613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30003179">
            <text:p>30003179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29082957">
            <text:p>29082957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29242024">
            <text:p>29242024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29433212">
            <text:p>29433212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30015201">
            <text:p>3001520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29559263">
            <text:p>29559263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29855130">
            <text:p>29855130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30553569">
            <text:p>30553569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30326207">
            <text:p>30326207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29625806">
            <text:p>29625806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29927782">
            <text:p>29927782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30574058">
            <text:p>30574058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29859851">
            <text:p>29859851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30416920">
            <text:p>30416920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30702652">
            <text:p>30702652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30607501">
            <text:p>30607501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32285262">
            <text:p>32285262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32511761">
            <text:p>32511761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31826737">
            <text:p>31826737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31531846">
            <text:p>31531846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31735757">
            <text:p>31735757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32085585">
            <text:p>32085585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31811967">
            <text:p>31811967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31931689">
            <text:p>31931689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32498975">
            <text:p>32498975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33029572">
            <text:p>33029572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33278125">
            <text:p>33278125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33894779">
            <text:p>33894779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32821569">
            <text:p>32821569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33874335">
            <text:p>33874335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33622056">
            <text:p>33622056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33734443">
            <text:p>33734443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35389753">
            <text:p>35389753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36233511">
            <text:p>36233511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34408674">
            <text:p>34408674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34424273">
            <text:p>34424273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34699433">
            <text:p>34699433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35049142">
            <text:p>35049142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35080077">
            <text:p>35080077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35798887">
            <text:p>35798887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35713044">
            <text:p>35713044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36041603">
            <text:p>3604160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36301009">
            <text:p>36301009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6028944">
            <text:p>36028944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36342799">
            <text:p>36342799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37509088">
            <text:p>37509088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38319659">
            <text:p>38319659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38647075">
            <text:p>38647075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6750371">
            <text:p>36750371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37433900">
            <text:p>37433900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37238393">
            <text:p>37238393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37301954">
            <text:p>37301954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38065894">
            <text:p>38065894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38491568">
            <text:p>38491568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38251000">
            <text:p>38251000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38875143">
            <text:p>38875143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38619706">
            <text:p>38619706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39049657">
            <text:p>39049657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39781146">
            <text:p>39781146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41663544">
            <text:p>41663544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40703765">
            <text:p>40703765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39706122">
            <text:p>39706122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39983542">
            <text:p>39983542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40310848">
            <text:p>40310848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40288024">
            <text:p>4028802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41502327">
            <text:p>41502327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41029470">
            <text:p>41029470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41154191">
            <text:p>41154191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41367330">
            <text:p>41367330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41085749">
            <text:p>41085749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42543955">
            <text:p>42543955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43539940">
            <text:p>43539940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42410780">
            <text:p>42410780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42635744">
            <text:p>42635744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42384261">
            <text:p>42384261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43402206">
            <text:p>43402206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42683231">
            <text:p>42683231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43374578">
            <text:p>43374578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44878268">
            <text:p>44878268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43434404">
            <text:p>43434404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44457345">
            <text:p>44457345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44124976">
            <text:p>44124976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44471037">
            <text:p>44471037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44832627">
            <text:p>44832627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46785465">
            <text:p>46785465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45534995">
            <text:p>45534995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45231178">
            <text:p>45231178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45521669">
            <text:p>45521669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45933099">
            <text:p>45933099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46008001">
            <text:p>46008001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47758980">
            <text:p>47758980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46573377">
            <text:p>46573377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46466002">
            <text:p>46466002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46803831">
            <text:p>46803831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59262266">
            <text:p>59262266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48739475">
            <text:p>48739475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48116019">
            <text:p>48116019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48955245">
            <text:p>48955245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47866825">
            <text:p>47866825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50547652">
            <text:p>5054765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49810159">
            <text:p>49810159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49915440">
            <text:p>49915440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50307552">
            <text:p>50307552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51247518">
            <text:p>51247518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49644647">
            <text:p>49644647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51971206">
            <text:p>51971206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51069201">
            <text:p>51069201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50748563">
            <text:p>50748563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53420805">
            <text:p>53420805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51647897">
            <text:p>51647897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50729259">
            <text:p>50729259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51708323">
            <text:p>51708323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52870856">
            <text:p>52870856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52916107">
            <text:p>52916107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51857731">
            <text:p>51857731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53419240">
            <text:p>53419240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52509914">
            <text:p>52509914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52842512">
            <text:p>52842512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53295180">
            <text:p>53295180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55652637">
            <text:p>55652637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56325571">
            <text:p>56325571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55448534">
            <text:p>55448534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54237295">
            <text:p>54237295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54859045">
            <text:p>54859045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54718992">
            <text:p>54718992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55642567">
            <text:p>55642567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57617652">
            <text:p>57617652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58053828">
            <text:p>58053828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57535248">
            <text:p>57535248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57293295">
            <text:p>57293295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57000076">
            <text:p>57000076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59293910">
            <text:p>59293910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57141334">
            <text:p>57141334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56734649">
            <text:p>56734649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58059127">
            <text:p>58059127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58178046">
            <text:p>58178046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57533784">
            <text:p>57533784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58856051">
            <text:p>58856051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57916763">
            <text:p>57916763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60343097">
            <text:p>60343097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58841098">
            <text:p>58841098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61899966">
            <text:p>61899966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62080082">
            <text:p>62080082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59495813">
            <text:p>59495813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62139087">
            <text:p>62139087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60259865">
            <text:p>60259865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60772795">
            <text:p>60772795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62200297">
            <text:p>62200297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60000947">
            <text:p>60000947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62396292">
            <text:p>62396292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61213381">
            <text:p>61213381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62462886">
            <text:p>62462886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64006457">
            <text:p>64006457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62475537">
            <text:p>62475537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62714135">
            <text:p>62714135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63803612">
            <text:p>63803612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62364477">
            <text:p>62364477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64530443">
            <text:p>64530443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64027576">
            <text:p>64027576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65676353">
            <text:p>65676353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65276198">
            <text:p>65276198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65727040">
            <text:p>65727040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65501602">
            <text:p>65501602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66889572">
            <text:p>66889572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65454411">
            <text:p>65454411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67086552">
            <text:p>67086552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66094373">
            <text:p>66094373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65831163">
            <text:p>65831163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67499324">
            <text:p>67499324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68324121">
            <text:p>68324121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66025771">
            <text:p>66025771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67423306">
            <text:p>67423306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69104066">
            <text:p>69104066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71219872">
            <text:p>71219872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70069274">
            <text:p>70069274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68377984">
            <text:p>68377984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70191888">
            <text:p>70191888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69007099">
            <text:p>69007099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71501410">
            <text:p>71501410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71108177">
            <text:p>71108177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72723082">
            <text:p>72723082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71817064">
            <text:p>71817064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71725207">
            <text:p>71725207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74918730">
            <text:p>74918730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73866334">
            <text:p>7386633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4T20:35:51</meta:creation-date>
    <dc:date>2014-04-24T20:36:41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503cm" svg:y="1.054cm" svg:width="9.80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3831">
                <text:p>3831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6263">
                <text:p>16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24814">
                <text:p>24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24498">
                <text:p>2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30090">
                <text:p>300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36012">
                <text:p>36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44986">
                <text:p>44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49271">
                <text:p>49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65919">
                <text:p>65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73210">
                <text:p>732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93102">
                <text:p>93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93578">
                <text:p>93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06828">
                <text:p>106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14008">
                <text:p>114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30740">
                <text:p>1307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60420">
                <text:p>160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63946">
                <text:p>163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65209">
                <text:p>165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77272">
                <text:p>177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07463">
                <text:p>207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26000">
                <text:p>226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20319">
                <text:p>220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36198">
                <text:p>236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53294">
                <text:p>253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92860">
                <text:p>2928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09435">
                <text:p>309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04375">
                <text:p>30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25886">
                <text:p>325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67277">
                <text:p>367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417637">
                <text:p>417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402819">
                <text:p>402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37009">
                <text:p>437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93053">
                <text:p>493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95250">
                <text:p>495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556358">
                <text:p>556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59921">
                <text:p>55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98683">
                <text:p>598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627305">
                <text:p>627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68424">
                <text:p>568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618064">
                <text:p>618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675886">
                <text:p>675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706293">
                <text:p>706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762605">
                <text:p>762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59206">
                <text:p>759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777578">
                <text:p>777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24269">
                <text:p>824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11262">
                <text:p>811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42159">
                <text:p>842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17213">
                <text:p>917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23255">
                <text:p>923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39483">
                <text:p>939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63439">
                <text:p>963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98787">
                <text:p>9987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41337">
                <text:p>1041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69566">
                <text:p>1069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147288">
                <text:p>1147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67531">
                <text:p>1167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215731">
                <text:p>1215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223694">
                <text:p>1223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294629">
                <text:p>1294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90271">
                <text:p>1290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383935">
                <text:p>13839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361151">
                <text:p>1361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471597">
                <text:p>1471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509317">
                <text:p>1509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477804">
                <text:p>147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597838">
                <text:p>1597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629876">
                <text:p>1629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664050">
                <text:p>16640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720542">
                <text:p>1720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734205">
                <text:p>1734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824617">
                <text:p>1824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868871">
                <text:p>1868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962746">
                <text:p>1962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2010434">
                <text:p>2010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2000189">
                <text:p>2000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2052468">
                <text:p>2052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2064458">
                <text:p>2064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2206458">
                <text:p>2206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2176681">
                <text:p>2176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2151124">
                <text:p>2151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2229860">
                <text:p>22298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2287626">
                <text:p>2287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2345385">
                <text:p>2345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2374007">
                <text:p>2374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2422128">
                <text:p>242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476853">
                <text:p>2476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571262">
                <text:p>2571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595471">
                <text:p>2595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607153">
                <text:p>2607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732507">
                <text:p>2732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753196">
                <text:p>2753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839414">
                <text:p>2839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885372">
                <text:p>2885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933085">
                <text:p>2933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999781">
                <text:p>2999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3060480">
                <text:p>30604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3098673">
                <text:p>30986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3137984">
                <text:p>3137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3202625">
                <text:p>3202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3221759">
                <text:p>3221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3341819">
                <text:p>33418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3587491">
                <text:p>3587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3783150">
                <text:p>37831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3602372">
                <text:p>3602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3610174">
                <text:p>3610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3686304">
                <text:p>3686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3800447">
                <text:p>3800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3909176">
                <text:p>3909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4083714">
                <text:p>4083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4242909">
                <text:p>4242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4077665">
                <text:p>4077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4157587">
                <text:p>4157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4324919">
                <text:p>4324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4347990">
                <text:p>43479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4336607">
                <text:p>43366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4348112">
                <text:p>4348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4412971">
                <text:p>4412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4433275">
                <text:p>44332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4549171">
                <text:p>4549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4629049">
                <text:p>4629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4767782">
                <text:p>47677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4771322">
                <text:p>47713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4952423">
                <text:p>4952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4981357">
                <text:p>49813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5021362">
                <text:p>5021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5270330">
                <text:p>52703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5317185">
                <text:p>5317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5207481">
                <text:p>5207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5315187">
                <text:p>5315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5364232">
                <text:p>5364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5411064">
                <text:p>5411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5511322">
                <text:p>5511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5602879">
                <text:p>56028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5863358">
                <text:p>5863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5909057">
                <text:p>5909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5991696">
                <text:p>5991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5890570">
                <text:p>58905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5971635">
                <text:p>5971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6082083">
                <text:p>60820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6256401">
                <text:p>6256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6255898">
                <text:p>6255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6372803">
                <text:p>6372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6446537">
                <text:p>64465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6617009">
                <text:p>6617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6756369">
                <text:p>6756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6800263">
                <text:p>6800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7026262">
                <text:p>7026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7335252">
                <text:p>73352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7497712">
                <text:p>74977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7138428">
                <text:p>7138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7251209">
                <text:p>7251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7557618">
                <text:p>75576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7258297">
                <text:p>72582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7419821">
                <text:p>7419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7540186">
                <text:p>7540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7800705">
                <text:p>7800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7787768">
                <text:p>7787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8074361">
                <text:p>8074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8221617">
                <text:p>8221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7957188">
                <text:p>7957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7969697">
                <text:p>7969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8169637">
                <text:p>81696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8194001">
                <text:p>8194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8336329">
                <text:p>8336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8406850">
                <text:p>84068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8581899">
                <text:p>8581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8568722">
                <text:p>85687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9111346">
                <text:p>9111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8847020">
                <text:p>88470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9078345">
                <text:p>90783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8948626">
                <text:p>8948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9339049">
                <text:p>93390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9305200">
                <text:p>93052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9367890">
                <text:p>93678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9864215">
                <text:p>98642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9511156">
                <text:p>9511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0016664">
                <text:p>100166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9756643">
                <text:p>97566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9885510">
                <text:p>98855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0232877">
                <text:p>102328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0531072">
                <text:p>105310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0072335">
                <text:p>10072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10743658">
                <text:p>107436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0515043">
                <text:p>10515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10430225">
                <text:p>10430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0536178">
                <text:p>10536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0738849">
                <text:p>107388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1291306">
                <text:p>112913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10982683">
                <text:p>10982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10996314">
                <text:p>109963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11555276">
                <text:p>115552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1254236">
                <text:p>11254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11438038">
                <text:p>114380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11579942">
                <text:p>115799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11598853">
                <text:p>115988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11670552">
                <text:p>11670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11817605">
                <text:p>118176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12087884">
                <text:p>120878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12395757">
                <text:p>123957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13424909">
                <text:p>13424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13342679">
                <text:p>13342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12766265">
                <text:p>127662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12564234">
                <text:p>125642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12928870">
                <text:p>129288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13027221">
                <text:p>13027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12916263">
                <text:p>12916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13144341">
                <text:p>131443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13459208">
                <text:p>13459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13472536">
                <text:p>13472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13296312">
                <text:p>13296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13551097">
                <text:p>135510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13659383">
                <text:p>136593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13816343">
                <text:p>138163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14005939">
                <text:p>140059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14072720">
                <text:p>140727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14580065">
                <text:p>145800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14393920">
                <text:p>143939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14369121">
                <text:p>14369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14465357">
                <text:p>144653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14717797">
                <text:p>14717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14870515">
                <text:p>148705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15511857">
                <text:p>155118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15007062">
                <text:p>150070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15092182">
                <text:p>150921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15281720">
                <text:p>152817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15584878">
                <text:p>15584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15674307">
                <text:p>15674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15700660">
                <text:p>157006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15925324">
                <text:p>15925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16370434">
                <text:p>16370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16291818">
                <text:p>16291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16226626">
                <text:p>162266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16377232">
                <text:p>16377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16512739">
                <text:p>165127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16778620">
                <text:p>167786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18201123">
                <text:p>182011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17908846">
                <text:p>179088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17433809">
                <text:p>174338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17606883">
                <text:p>176068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17852878">
                <text:p>178528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17704659">
                <text:p>177046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17580232">
                <text:p>17580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17463993">
                <text:p>174639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17875015">
                <text:p>178750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18032248">
                <text:p>180322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18267009">
                <text:p>182670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18383967">
                <text:p>18383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18856898">
                <text:p>188568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18766426">
                <text:p>187664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18666573">
                <text:p>186665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18967141">
                <text:p>18967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19890156">
                <text:p>19890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19503955">
                <text:p>195039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19489867">
                <text:p>194898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19497566">
                <text:p>194975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19523743">
                <text:p>195237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20313509">
                <text:p>203135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20021625">
                <text:p>20021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20000719">
                <text:p>20000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20126086">
                <text:p>201260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20330658">
                <text:p>203306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20528841">
                <text:p>205288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21342600">
                <text:p>213426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22644567">
                <text:p>22644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21381239">
                <text:p>213812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21308863">
                <text:p>213088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21403182">
                <text:p>21403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30175372">
                <text:p>301753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21881265">
                <text:p>218812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22486400">
                <text:p>224864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22955913">
                <text:p>229559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22796460">
                <text:p>227964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22804342">
                <text:p>228043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23089903">
                <text:p>230899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23145280">
                <text:p>231452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23794781">
                <text:p>23794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23453817">
                <text:p>234538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23374016">
                <text:p>23374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24320119">
                <text:p>24320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24241769">
                <text:p>24241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23677584">
                <text:p>23677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23477503">
                <text:p>234775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24882615">
                <text:p>248826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24706389">
                <text:p>247063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26040596">
                <text:p>260405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25159662">
                <text:p>251596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24888233">
                <text:p>24888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25698895">
                <text:p>256988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24569599">
                <text:p>245695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25040264">
                <text:p>250402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25267207">
                <text:p>252672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25387106">
                <text:p>25387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25903813">
                <text:p>259038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25774146">
                <text:p>257741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25776963">
                <text:p>25776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26828255">
                <text:p>26828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27055622">
                <text:p>27055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26916064">
                <text:p>26916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26586948">
                <text:p>26586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27152285">
                <text:p>271522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26769467">
                <text:p>267694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26933140">
                <text:p>269331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26924524">
                <text:p>269245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27669528">
                <text:p>27669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27542522">
                <text:p>275425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28315613">
                <text:p>28315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30003179">
                <text:p>300031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29082957">
                <text:p>290829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29242024">
                <text:p>29242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29433212">
                <text:p>294332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30015201">
                <text:p>30015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29559263">
                <text:p>2955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29855130">
                <text:p>298551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30553569">
                <text:p>305535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30326207">
                <text:p>303262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29625806">
                <text:p>296258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29927782">
                <text:p>299277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30574058">
                <text:p>305740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29859851">
                <text:p>298598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30416920">
                <text:p>304169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30702652">
                <text:p>307026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30607501">
                <text:p>306075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32285262">
                <text:p>322852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32511761">
                <text:p>325117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31826737">
                <text:p>318267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31531846">
                <text:p>315318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31735757">
                <text:p>317357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32085585">
                <text:p>32085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31811967">
                <text:p>318119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31931689">
                <text:p>319316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32498975">
                <text:p>32498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33029572">
                <text:p>33029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33278125">
                <text:p>33278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33894779">
                <text:p>338947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32821569">
                <text:p>328215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33874335">
                <text:p>338743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33622056">
                <text:p>336220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33734443">
                <text:p>337344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35389753">
                <text:p>353897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36233511">
                <text:p>362335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34408674">
                <text:p>344086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34424273">
                <text:p>344242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34699433">
                <text:p>346994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35049142">
                <text:p>350491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35080077">
                <text:p>350800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35798887">
                <text:p>357988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35713044">
                <text:p>357130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36041603">
                <text:p>360416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36301009">
                <text:p>36301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6028944">
                <text:p>360289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36342799">
                <text:p>363427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37509088">
                <text:p>375090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38319659">
                <text:p>383196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38647075">
                <text:p>386470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6750371">
                <text:p>367503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37433900">
                <text:p>374339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37238393">
                <text:p>372383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37301954">
                <text:p>373019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38065894">
                <text:p>380658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38491568">
                <text:p>384915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38251000">
                <text:p>38251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38875143">
                <text:p>388751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38619706">
                <text:p>386197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39049657">
                <text:p>390496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39781146">
                <text:p>397811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41663544">
                <text:p>416635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40703765">
                <text:p>40703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39706122">
                <text:p>39706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39983542">
                <text:p>399835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40310848">
                <text:p>403108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40288024">
                <text:p>40288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41502327">
                <text:p>415023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41029470">
                <text:p>410294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41154191">
                <text:p>41154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41367330">
                <text:p>413673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41085749">
                <text:p>410857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42543955">
                <text:p>42543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43539940">
                <text:p>435399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42410780">
                <text:p>424107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42635744">
                <text:p>426357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42384261">
                <text:p>423842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43402206">
                <text:p>43402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42683231">
                <text:p>426832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43374578">
                <text:p>433745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44878268">
                <text:p>448782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43434404">
                <text:p>434344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44457345">
                <text:p>44457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44124976">
                <text:p>441249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44471037">
                <text:p>444710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44832627">
                <text:p>44832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46785465">
                <text:p>46785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45534995">
                <text:p>455349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45231178">
                <text:p>452311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45521669">
                <text:p>455216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45933099">
                <text:p>459330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46008001">
                <text:p>46008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47758980">
                <text:p>477589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46573377">
                <text:p>465733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46466002">
                <text:p>46466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46803831">
                <text:p>468038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59262266">
                <text:p>592622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48739475">
                <text:p>487394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48116019">
                <text:p>481160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48955245">
                <text:p>489552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47866825">
                <text:p>478668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50547652">
                <text:p>505476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49810159">
                <text:p>498101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49915440">
                <text:p>499154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50307552">
                <text:p>50307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51247518">
                <text:p>512475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49644647">
                <text:p>496446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51971206">
                <text:p>519712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51069201">
                <text:p>510692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50748563">
                <text:p>507485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53420805">
                <text:p>53420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51647897">
                <text:p>516478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50729259">
                <text:p>507292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51708323">
                <text:p>517083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52870856">
                <text:p>528708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52916107">
                <text:p>529161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51857731">
                <text:p>518577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53419240">
                <text:p>534192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52509914">
                <text:p>525099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52842512">
                <text:p>52842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53295180">
                <text:p>53295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55652637">
                <text:p>556526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56325571">
                <text:p>563255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55448534">
                <text:p>554485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54237295">
                <text:p>542372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54859045">
                <text:p>548590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54718992">
                <text:p>54718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55642567">
                <text:p>556425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57617652">
                <text:p>576176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58053828">
                <text:p>580538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57535248">
                <text:p>575352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57293295">
                <text:p>57293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57000076">
                <text:p>57000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59293910">
                <text:p>592939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57141334">
                <text:p>57141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56734649">
                <text:p>567346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58059127">
                <text:p>580591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58178046">
                <text:p>581780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57533784">
                <text:p>575337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58856051">
                <text:p>588560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57916763">
                <text:p>57916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60343097">
                <text:p>603430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58841098">
                <text:p>588410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61899966">
                <text:p>618999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62080082">
                <text:p>620800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59495813">
                <text:p>594958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62139087">
                <text:p>62139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60259865">
                <text:p>602598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60772795">
                <text:p>607727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62200297">
                <text:p>622002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60000947">
                <text:p>600009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62396292">
                <text:p>623962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61213381">
                <text:p>61213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62462886">
                <text:p>624628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64006457">
                <text:p>640064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62475537">
                <text:p>624755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62714135">
                <text:p>62714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63803612">
                <text:p>638036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62364477">
                <text:p>62364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64530443">
                <text:p>645304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64027576">
                <text:p>640275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65676353">
                <text:p>656763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65276198">
                <text:p>65276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65727040">
                <text:p>657270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65501602">
                <text:p>655016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66889572">
                <text:p>668895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65454411">
                <text:p>654544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67086552">
                <text:p>670865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66094373">
                <text:p>660943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65831163">
                <text:p>65831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67499324">
                <text:p>674993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68324121">
                <text:p>683241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66025771">
                <text:p>660257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67423306">
                <text:p>674233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69104066">
                <text:p>691040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71219872">
                <text:p>712198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70069274">
                <text:p>700692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68377984">
                <text:p>683779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70191888">
                <text:p>701918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69007099">
                <text:p>690070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71501410">
                <text:p>715014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71108177">
                <text:p>711081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72723082">
                <text:p>727230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71817064">
                <text:p>71817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71725207">
                <text:p>717252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74918730">
                <text:p>7491873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73866334">
                <text:p>73866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